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4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14pt"/>
    </style:style>
    <style:style style:name="T2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0" draw:layer="layout" svg:width="4.1cm" svg:height="0.9cm" svg:x="4.5cm" svg:y="0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" draw:layer="layout" svg:width="4.1cm" svg:height="1cm" svg:x="4.5cm" svg:y="19.8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id="id1" draw:layer="layout" svg:width="7.8cm" svg:height="2.4cm" svg:x="2.653cm" svg:y="16.5cm">
          <text:p text:style-name="P1"><text:span text:style-name="T1">Looped 4 tim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8" draw:layer="layout" svg:width="7.5cm" svg:height="1.5cm" svg:x="2.8cm" svg:y="1.9cm">
          <text:p text:style-name="P1"><text:span text:style-name="T1">Initialise two integers</text:span></text:p>
          <text:p text:style-name="P1"><text:span text:style-name="T1">one array and a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9" draw:layer="layout" svg:width="7.5cm" svg:height="1.5cm" svg:x="2.8cm" svg:y="4.2cm">
          <text:p text:style-name="P1"><text:span text:style-name="T1">Assign the pointer the </text:span></text:p>
          <text:p text:style-name="P1"><text:span text:style-name="T1">first array add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7" draw:layer="layout" svg:width="7.5cm" svg:height="1.5cm" svg:x="2.827cm" svg:y="8.8cm">
          <text:p text:style-name="P1"><text:span text:style-name="T1">Call fun() to operate</text:span></text:p>
          <text:p text:style-name="P1"><text:span text:style-name="T1">on two integ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4" draw:layer="layout" svg:width="10.5cm" svg:height="2cm" svg:x="1.3cm" svg:y="13.5cm">
          <text:p text:style-name="P1"><text:span text:style-name="T1">PRINT array element and</text:span></text:p>
          <text:p text:style-name="P1"><text:span text:style-name="T1">corresponding address </text:span></text:p>
          <text:p text:style-name="P1"><text:span text:style-name="T1">by using point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id="id3" draw:layer="layout" svg:width="6cm" svg:height="1.5cm" svg:x="11.973cm" svg:y="16.947cm">
          <text:p text:style-name="P1"><text:span text:style-name="T1">Increment pointer</text:span></text:p>
          <text:p text:style-name="P1"><text:span text:style-name="T1">add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6" draw:layer="layout" svg:width="9cm" svg:height="1.5cm" svg:x="2.1cm" svg:y="6.5cm">
          <text:p text:style-name="P1"><text:span text:style-name="T1">PRINT values of two</text:span></text:p>
          <text:p text:style-name="P1"><text:span text:style-name="T1">integ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5" draw:layer="layout" svg:width="9cm" svg:height="1.5cm" svg:x="2.1cm" svg:y="11.1cm">
          <text:p text:style-name="P1"><text:span text:style-name="T1">PRINT values of two</text:span></text:p>
          <text:p text:style-name="P1"><text:span text:style-name="T1">integ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svg:x1="6.552cm" svg:y1="18.9cm" svg:x2="6.549cm" svg:y2="19.8cm" draw:start-shape="id1" draw:start-glue-point="6" draw:end-shape="id2" draw:end-glue-point="4">
          <text:p text:style-name="P4"/>
        </draw:connector>
        <draw:connector draw:style-name="gr5" draw:text-style-name="P3" draw:layer="layout" svg:x1="10.453cm" svg:y1="17.699cm" svg:x2="11.973cm" svg:y2="17.696cm" draw:start-shape="id1" draw:start-glue-point="7" draw:end-shape="id3" draw:end-glue-point="5">
          <text:p text:style-name="P4"/>
        </draw:connector>
        <draw:connector draw:style-name="gr5" draw:text-style-name="P3" draw:layer="layout" svg:x1="6.548cm" svg:y1="15.5cm" svg:x2="6.552cm" svg:y2="16.5cm" draw:start-shape="id4" draw:start-glue-point="8" draw:end-shape="id1" draw:end-glue-point="4">
          <text:p text:style-name="P4"/>
        </draw:connector>
        <draw:connector draw:style-name="gr5" draw:text-style-name="P3" draw:layer="layout" svg:x1="6.599cm" svg:y1="12.6cm" svg:x2="6.548cm" svg:y2="13.5cm" draw:start-shape="id5" draw:start-glue-point="8" draw:end-shape="id4" draw:end-glue-point="5">
          <text:p text:style-name="P4"/>
        </draw:connector>
        <draw:connector draw:style-name="gr5" draw:text-style-name="P3" draw:layer="layout" draw:line-skew="1.5cm" svg:x1="14.972cm" svg:y1="16.947cm" svg:x2="10.73cm" svg:y2="14.499cm" draw:start-shape="id3" draw:start-glue-point="4" draw:end-shape="id4" draw:end-glue-point="9">
          <text:p text:style-name="P4"/>
        </draw:connector>
        <draw:connector draw:style-name="gr5" draw:text-style-name="P3" draw:layer="layout" svg:x1="6.599cm" svg:y1="8cm" svg:x2="6.576cm" svg:y2="8.8cm" draw:start-shape="id6" draw:start-glue-point="8" draw:end-shape="id7" draw:end-glue-point="4">
          <text:p text:style-name="P4"/>
        </draw:connector>
        <draw:connector draw:style-name="gr5" draw:text-style-name="P3" draw:layer="layout" svg:x1="6.549cm" svg:y1="3.4cm" svg:x2="6.549cm" svg:y2="4.2cm" draw:start-shape="id8" draw:start-glue-point="6" draw:end-shape="id9" draw:end-glue-point="4">
          <text:p text:style-name="P4"/>
        </draw:connector>
        <draw:connector draw:style-name="gr5" draw:text-style-name="P3" draw:layer="layout" svg:x1="6.549cm" svg:y1="1cm" svg:x2="6.549cm" svg:y2="1.9cm" draw:start-shape="id10" draw:start-glue-point="6" draw:end-shape="id8" draw:end-glue-point="4">
          <text:p text:style-name="P4"/>
        </draw:connector>
        <draw:frame draw:style-name="gr6" draw:text-style-name="P5" draw:layer="layout" svg:width="1.391cm" svg:height="0.78cm" svg:x="4.5cm" svg:y="19cm">
          <draw:text-box>
            <text:p text:style-name="P4"><text:span text:style-name="T2">YES</text:span></text:p>
          </draw:text-box>
        </draw:frame>
        <draw:frame draw:style-name="gr7" draw:text-style-name="P6" draw:layer="layout" svg:width="1.095cm" svg:height="0.781cm" svg:x="10.405cm" svg:y="17cm">
          <draw:text-box>
            <text:p text:style-name="P4"><text:span text:style-name="T2">NO</text:span></text:p>
          </draw:text-box>
        </draw:frame>
        <draw:connector draw:style-name="gr5" draw:text-style-name="P3" draw:layer="layout" svg:x1="6.549cm" svg:y1="5.7cm" svg:x2="6.599cm" svg:y2="6.5cm" draw:start-shape="id9" draw:start-glue-point="6" draw:end-shape="id6" draw:end-glue-point="5">
          <text:p text:style-name="P4"/>
        </draw:connector>
        <draw:connector draw:style-name="gr5" draw:text-style-name="P3" draw:layer="layout" svg:x1="6.576cm" svg:y1="10.3cm" svg:x2="6.599cm" svg:y2="11.1cm" draw:start-shape="id7" draw:start-glue-point="6" draw:end-shape="id5" draw:end-glue-point="5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Bell</meta:initial-creator>
    <meta:creation-date>2006-09-11T11:26:05</meta:creation-date>
    <dc:creator>William Bell</dc:creator>
    <dc:date>2006-09-11T13:55:43</dc:date>
    <dc:language>en-GB</dc:language>
    <meta:editing-cycles>5</meta:editing-cycles>
    <meta:editing-duration>PT34M1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